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Yu Gothic" svg:font-family="'Yu Gothic'" style:font-family-generic="swiss" style:font-pitch="variable"/>
  </office:font-face-decls>
  <office:automatic-styles>
    <style:style style:name="P1" style:family="paragraph" style:parent-style-name="Normal">
      <style:text-properties officeooo:rsid="0007d113" officeooo:paragraph-rsid="0007d113"/>
    </style:style>
    <style:style style:name="P2" style:family="paragraph" style:parent-style-name="Normal">
      <style:text-properties fo:font-weight="normal" officeooo:rsid="0007d113" officeooo:paragraph-rsid="0007d113" style:font-weight-asian="normal" style:font-weight-complex="normal"/>
    </style:style>
    <style:style style:name="P3" style:family="paragraph" style:parent-style-name="Text_20_body">
      <style:text-properties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6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7d113" officeooo:paragraph-rsid="0007d113" style:text-blinking="false" fo:background-color="transparent" style:font-weight-asian="normal" style:font-weight-complex="normal"/>
    </style:style>
    <style:style style:name="P7" style:family="paragraph" style:parent-style-name="Normal" style:master-page-name="MP0">
      <style:paragraph-properties style:page-number="auto" fo:break-before="page"/>
      <style:text-properties officeooo:rsid="00092a16" officeooo:paragraph-rsid="00092a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or verbs that use a different tense than the ‘logical’ one (e.g. uçkin, uğun etc. using pastpro for past): check app.py­</text:p>
      <text:p text:style-name="Normal">Look at tve, preverb ‘oxo’ and perhaps amend, same for oǩo</text:p>
      <text:p text:style-name="Normal"/>
      <text:p text:style-name="Normal"/>
      <text:p text:style-name="Normal">Dataloader: gyo_verbs, no_verbs </text:p>
      <text:p text:style-name="Normal"/>
      <text:p text:style-name="Normal"/>
      <text:p text:style-name="Normal">Check individual modules for verbs that end have a “v” sound at the end (şvi, tkvi, naşǩvi), check for “tkums”</text:p>
      <text:p text:style-name="Normal"/>
      <text:p text:style-name="P1">verbs that are only available in the applicative (i.e. gexvamu) should be added to <text:span text:style-name="T1">app.py</text:span><text:span text:style-name="T2">; search for:</text:span></text:p>
      <text:p text:style-name="P2"><text:tab/># Special check for "gexvamu" or "cexvamu"; add any verb that requires an applicative/causative to this block</text:p>
      <text:p text:style-name="P2"/>
      <text:p text:style-name="P2"/>
      <text:p text:style-name="P2"/>
      <text:p text:style-name="P6"><text:bookmark text:name="docs-internal-guid-f4c2a018-7fff-afec-819a-2f3589160e35"/>Run these in a separate window, then npm run build/dev:<text:line-break/>(venv) C:\Users\Adam\Lazverbcon\laz_verb_conjugator\backend&gt;set DATABASE_URL=sqlite:///lazverb_dev.db</text:p>
      <text:p text:style-name="Text_20_body"/>
      <text:p text:style-name="P4">(venv) C:\Users\Adam\Lazverbcon\laz_verb_conjugator\backend&gt;set PYTHONPATH=.</text:p>
      <text:p text:style-name="Text_20_body"/>
      <text:p text:style-name="P4">(venv) C:\Users\Adam\Lazverbcon\laz_verb_conjugator\backend&gt;set FLASK_APP=app</text:p>
      <text:p text:style-name="Text_20_body"/>
      <text:p text:style-name="P4">(venv) C:\Users\Adam\Lazverbcon\laz_verb_conjugator\backend&gt;flask run</text:p>
      <text:p text:style-name="Text_20_body"/>
      <text:p text:style-name="P4">Adding new verbs:</text:p>
      <text:p text:style-name="Text_20_body"/>
      <text:p text:style-name="P4">set PYTHONPATH=C:\users\adamb\lazverbcon\laz_verb_conjugator </text:p>
      <text:p text:style-name="P4">echo %PYTHONPATH%</text:p>
      <text:p text:style-name="Text_20_body"/>
      <text:p text:style-name="P5"><text:soft-page-break/><text:span text:style-name="T3">Then run Scripts\py </text:span><text:a xlink:type="simple" xlink:href="http://csv-to-js.py/" text:style-name="Internet_20_link" text:visited-style-name="Visited_20_Internet_20_Link"><text:span text:style-name="T4">csv-to-js.py</text:span></text:a></text:p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Yu Gothic" svg:font-family="'Yu Gothic'" style:font-family-generic="swiss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5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true" style:font-name-asian="Yu Gothic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true" fo:background-color="transparent" style:font-name-asian="Yu Gothic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title/>
    <dc:description/>
    <dc:subject/>
    <meta:initial-creator>Adam Dale</meta:initial-creator>
    <meta:creation-date>2024-12-18T22:06:00Z</meta:creation-date>
    <dc:date>2026-01-03T09:13:40.561000000</dc:date>
    <meta:editing-cycles>8</meta:editing-cycles>
    <meta:editing-duration>PT25M57S</meta:editing-duration>
    <meta:document-statistic meta:table-count="0" meta:image-count="0" meta:object-count="0" meta:page-count="2" meta:paragraph-count="15" meta:word-count="123" meta:character-count="1040" meta:non-whitespace-character-count="928"/>
    <meta:template xlink:type="simple" xlink:actuate="onRequest" xlink:title="" xlink:href="Normal.dotm"/>
  </office:meta>
</office:document-meta>
</file>